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paragraph-properties fo:margin-left="0.635cm" fo:margin-right="0cm" fo:text-align="justify" style:justify-single-word="false" fo:text-indent="-0.635cm" style:auto-text-indent="false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Text_20_body">
      <style:paragraph-properties fo:margin-left="0.635cm" fo:margin-right="0cm" fo:text-align="justify" style:justify-single-word="false" fo:text-indent="-0.635cm" style:auto-text-indent="false"/>
      <style:text-properties fo:font-variant="normal" fo:text-transform="none" fo:language="pt" fo:country="BR"/>
    </style:style>
    <style:style style:name="P5" style:family="paragraph" style:parent-style-name="Text_20_body">
      <style:paragraph-properties fo:margin-left="0.635cm" fo:margin-right="0cm" fo:text-align="justify" style:justify-single-word="false" fo:text-indent="-0.635cm" style:auto-text-indent="false"/>
      <style:text-properties fo:language="pt" fo:country="BR"/>
    </style:style>
    <style:style style:name="P6" style:family="paragraph" style:parent-style-name="Text_20_body" style:list-style-name="L1">
      <style:paragraph-properties fo:margin-left="0.635cm" fo:margin-right="0cm" fo:text-align="justify" style:justify-single-word="false" fo:text-indent="-0.635cm" style:auto-text-indent="false"/>
      <style:text-properties fo:language="pt" fo:country="BR"/>
    </style:style>
    <style:style style:name="P7" style:family="paragraph" style:parent-style-name="Text_20_body">
      <style:text-properties fo:language="pt" fo:country="BR"/>
    </style:style>
    <style:style style:name="P8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T1" style:family="text">
      <style:text-properties fo:font-variant="normal" fo:text-transform="none" fo:language="pt" fo:country="BR"/>
    </style:style>
    <style:style style:name="T2" style:family="text">
      <style:text-properties fo:language="pt" fo:country="BR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a 1 - Exercícios de revisão para avaliação substitutiva</text:p>
      <text:p text:style-name="Standard"/>
      <text:p text:style-name="Standard"/>
      <text:p text:style-name="P2"><text:span text:style-name="T2">1)</text:span><text:span text:style-name="T1"> Utilizando uma estrutura de repetição, a</text:span><text:span text:style-name="T2">presentar todos os números da sequência a seguir: 5, 10, 15, 20, 25, .., 45, 50.</text:span></text:p>
      <text:p text:style-name="P4"/>
      <text:p text:style-name="P2"><text:span text:style-name="T1">2) Utilizando uma estrutura de repetição, a</text:span><text:span text:style-name="T2">presentar todos os números da sequência a seguir: 0, 0.25, 0.5, 0.75, 1.0, 1.25, 1.5, 1.75, 2.0, 2.25, 2.5, 2.75, 3.0, 3.25, 3.5, 3.75, 4.0.</text:span></text:p>
      <text:list xml:id="list29436723" text:style-name="L1">
        <text:list-header>
          <text:p text:style-name="P6"/>
        </text:list-header>
      </text:list>
      <text:list xml:id="list29462487" text:style-name="L2">
        <text:list-header>
          <text:p text:style-name="P8"><text:span text:style-name="T1">3) Utilizando uma estrutura de repetição, a</text:span><text:span text:style-name="T2">presentar os quadrados dos números inteiros de 15 a 35.</text:span></text:p>
          <text:p text:style-name="P9"/>
        </text:list-header>
      </text:list>
      <text:p text:style-name="Text_20_body"><text:span text:style-name="T2">4) </text:span><text:span text:style-name="T1">Utilizando uma estrutura de repetição, a</text:span><text:span text:style-name="T2">presentar todos os valores numéricos inteiros pares situados na faixa de 1000 a 1500.</text:span></text:p>
      <text:p text:style-name="P1"/>
      <text:p text:style-name="P5">5) Apresentar o fatorial de um número informado pelo usuário. Apresentar da seguinte forma (ex. Fatorial de 5):</text:p>
      <text:p text:style-name="P5">5! =&gt; 5 * 4 * 3 * 2 * 1 = 120</text:p>
      <text:p text:style-name="Standard"/>
      <text:p text:style-name="P2"><text:span text:style-name="T2">6)</text:span><text:span text:style-name="T1"> </text:span><text:span text:style-name="T2">A conversão de graus Fahrenheit para centígrados é obtida pela fórmula C=5/9(F-32). Escreva um algoritmo que calcule e escreva uma tabela de graus centígrados em função de graus Fahrenheit que variem de 50 a 70 de 1 em 1.</text:span></text:p>
      <text:p text:style-name="P5"/>
      <text:p text:style-name="P2"><text:span text:style-name="T2">7) </text:span>Ler caracteres e contar quantos são vogais minúsculas. O programa é finalizado quando o usuário informar '0' (zero).</text:p>
      <text:p text:style-name="P2"/>
      <text:p text:style-name="Standard">8) Fazer <text:span text:style-name="T2">um programa que imprima os ‘n’ primeiros números pares e não divisíveis por 3. n é informado pelo usuário. Se o usuário informar um valor negativo transformá-lo em positivo.</text:span></text:p>
      <text:p text:style-name="P3"/>
      <text:p text:style-name="P3"/>
      <text:p text:style-name="P3">9) Ler dois valores que representam os limites de um intervalo. Percorrer esse intervalo em ordem decrescente. O usuário pode informar os valores em ordem crescente ou decrescente. Mostrar os valores com x números por linha. X é informado pelo usuário.</text:p>
      <text:p text:style-name="P3"/>
      <text:p text:style-name="P3"/>
      <text:p text:style-name="P3">10) Ler caracteres. Prosseguir a leitura até ser informado o caractere '0'. Calcular o percentual de 'C' ou 'c' e de 'A' ou 'a' informados.</text:p>
      <text:p text:style-name="P3"/>
      <text:p text:style-name="P3"/>
      <text:p text:style-name="P3">11) Apresentar a soma de todos os números divisíveis por 4 entre 40 e 200 e a média dos ímpares e não divisíveis por 5 desse intervalo.</text:p>
      <text:p text:style-name="Standard"/>
      <text:p text:style-name="Standard"/>
      <text:p text:style-name="Standard">12) <text:span text:style-name="T2"><text:s/>Ler dois valores que representam os limites de um intervalo. Percorrer o intervalo em ordem crescente. Apresentar os pares com x valores por linha e calcular a média dos pares e não divisíveis por 5 e divisíveis por 3 desse intervalo.</text:span></text:p>
      <text:p text:style-name="Standard"/>
      <text:p text:style-name="P1"><text:soft-page-break/>13) Ler um número. Verificar se o número informado possui a unidade ou a dezena igual a 5. Informar “o número possui unidade e/ou dezena 5” ou “o número não possui unidade e dezena 5”, conforme o caso. Continuar a leitura enquanto o usuário informar um valor diferente de zero. Zero que é a condição de saída não deve ser verificado.</text:p>
      <text:p text:style-name="Text_20_body"/>
      <text:p text:style-name="P1">14) Fazer um programa para ler duas notas, o código numérico e o sexo de 10 alunos. Calcular e informar a média de cada aluno, a maior média, o percentual de pessoas do sexo masculino, o percentual de pessoas do sexo feminino com média superior a 7.</text:p>
      <text:p text:style-name="P1"/>
      <text:p text:style-name="P1">15) Fazer um programa para controlar os gastos com o supermercado em função de um orçamento para a seguinte situação: uma família possui um orçamento mensal para supermercado (esse valor é variável, pode mudar a cada mês) e um gasto efetivo realizado no mês. Ler o código para o mês (de 1 a 12), o orçamento e o valor gasto, calcular e informar o valor restante e o percentual que o gasto representa sobre o orçamento juntamente com o mês por extenso. O programa deverá permitir a entrada somente de um mês válido (entre 1e 12). </text:p>
      <text:p text:style-name="P1">Por exemplo: o usuário informa: mês = 1, orçamento = 100, gasto = 10. O programa imprime “O saldo de janeiro foi de R$ 90,00 e o gasto representa 10% sobre o orçamento de R$ 100,00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10-03T09:14:35.21</meta:creation-date>
    <dc:date>2011-10-03T09:32:36.60</dc:date>
    <dc:creator>Beatriz </dc:creator>
    <meta:editing-duration>PT00H17M10S</meta:editing-duration>
    <meta:editing-cycles>6</meta:editing-cycles>
    <meta:generator>BrOffice.org/3.2$Win32 OpenOffice.org_project/320m18$Build-9502</meta:generator>
    <meta:document-statistic meta:table-count="0" meta:image-count="0" meta:object-count="0" meta:page-count="2" meta:paragraph-count="18" meta:word-count="598" meta:character-count="3313"/>
  </office:meta>
</office:document-meta>
</file>